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9.95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02cm solid #000000" style:rotation-align="top" style:vertical-align="top"/>
      <style:paragraph-properties fo:text-align="justify" fo:margin-left="0cm"/>
      <style:text-properties style:use-window-font-color="true" style:text-outline="false" style:text-line-through-style="none" style:font-name="Arial" fo:font-size="10pt" fo:language="es" fo:country="BO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border="0.002cm solid #000000" style:vertical-align="top"/>
      <style:paragraph-properties fo:text-align="justify" fo:margin-left="0cm"/>
      <style:text-properties style:use-window-font-color="true" style:text-outline="false" style:text-line-through-style="none" style:font-name="Arial" fo:font-size="10pt" fo:language="es" fo:country="BO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top"/>
      <style:paragraph-properties fo:text-align="justify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top"/>
      <style:paragraph-properties fo:text-align="justify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 style:vertical-align="top"/>
      <style:paragraph-properties fo:text-align="justify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on</text:p>
          </table:table-cell>
          <table:table-cell table:style-name="ce1" office:value-type="string">
            <text:p>Criterio validacion</text:p>
          </table:table-cell>
          <table:table-cell table:style-name="ce1" office:value-type="string">
            <text:p>Obs.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Investigación de herramientas para el desarrollo de los sistemas tanto cliente como servidor.</text:p>
          </table:table-cell>
          <table:table-cell office:value-type="string">
            <text:p>Determinar las herramientas a utilizar.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formula="of:=[.A2]+1" office:value-type="float" office:value="2">
            <text:p>2</text:p>
          </table:table-cell>
          <table:table-cell office:value-type="string">
            <text:p>Elaboración inicial básica de interfaz gráfica y diseño para el sistema web.</text:p>
          </table:table-cell>
          <table:table-cell office:value-type="string">
            <text:p>Tener un bosquejo de la maquetacion de la interfaz.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formula="of:=[.A3]+1" office:value-type="float" office:value="3">
            <text:p>3</text:p>
          </table:table-cell>
          <table:table-cell office:value-type="string">
            <text:p>Crear pagina de inicio con indicaciones del uso del sistema y link de descarga del programa cliente.</text:p>
          </table:table-cell>
          <table:table-cell/>
          <table:table-cell office:value-type="string">
            <text:p>Tiene que explicar la importancia del sistema.</text:p>
          </table:table-cell>
          <table:table-cell office:value-type="string">
            <text:p>x</text:p>
          </table:table-cell>
        </table:table-row>
        <table:table-row table:style-name="ro3">
          <table:table-cell table:formula="of:=[.A4]+1" office:value-type="float" office:value="4">
            <text:p>4</text:p>
          </table:table-cell>
          <table:table-cell office:value-type="string">
            <text:p>Formulario de inicio de sesión.</text:p>
          </table:table-cell>
          <table:table-cell/>
          <table:table-cell office:value-type="string">
            <text:p>Tener una opcion para poder recordar la sesion</text:p>
          </table:table-cell>
          <table:table-cell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Elaborar menús de navegación básica para las paginas del sistema Web.</text:p>
          </table:table-cell>
          <table:table-cell/>
          <table:table-cell table:style-name="ce8"/>
          <table:table-cell/>
        </table:table-row>
        <table:table-row table:style-name="ro3">
          <table:table-cell table:formula="of:=[.A6]+1" office:value-type="float" office:value="6">
            <text:p>6</text:p>
          </table:table-cell>
          <table:table-cell office:value-type="string">
            <text:p>Funcionalidad de registro de usuario, con respectiva validación de campos de texto.</text:p>
          </table:table-cell>
          <table:table-cell office:value-type="string">
            <text:p>Verificar si nombres de usuarios ya estan en uso.</text:p>
          </table:table-cell>
          <table:table-cell office:value-type="string">
            <text:p>No se pueden crear usuarios identicos.</text:p>
          </table:table-cell>
          <table:table-cell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Funcionalidad de recuperación de contraseña, para los usuarios registrados en el sistema Web.</text:p>
          </table:table-cell>
          <table:table-cell office:value-type="string">
            <text:p>recuperacion mediante envio de email.</text:p>
          </table:table-cell>
          <table:table-cell table:number-columns-repeated="2"/>
        </table:table-row>
        <table:table-row table:style-name="ro3">
          <table:table-cell table:formula="of:=[.A8]+1" office:value-type="float" office:value="8">
            <text:p>8</text:p>
          </table:table-cell>
          <table:table-cell office:value-type="string">
            <text:p>Funcionalidad de publicación de mensajes mediante formulario, y los mensajes no tienen que ser mas de 140 caracteres</text:p>
          </table:table-cell>
          <table:table-cell office:value-type="string">
            <text:p>desactivar el boton enviar.</text:p>
          </table:table-cell>
          <table:table-cell office:value-type="string">
            <text:p>Estilo twitter.</text:p>
          </table:table-cell>
          <table:table-cell/>
        </table:table-row>
        <table:table-row table:style-name="ro3">
          <table:table-cell table:formula="of:=[.A9]+1" office:value-type="float" office:value="9">
            <text:p>9</text:p>
          </table:table-cell>
          <table:table-cell office:value-type="string">
            <text:p>Revisar código de librería gitpython. </text:p>
          </table:table-cell>
          <table:table-cell office:value-type="string">
            <text:p>Comprendida <text:s/>las funciones de la libreria.</text:p>
          </table:table-cell>
          <table:table-cell table:number-columns-repeated="2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Funcionalidad en el sistema microblog global, de aceptar, bloquear y eliminar conexiones de usuarios.</text:p>
          </table:table-cell>
          <table:table-cell table:number-columns-repeated="3"/>
        </table:table-row>
        <table:table-row table:style-name="ro3">
          <table:table-cell table:formula="of:=[.A11]+1" office:value-type="float" office:value="11">
            <text:p>11</text:p>
          </table:table-cell>
          <table:table-cell office:value-type="string">
            <text:p>Funcionalidad de creación de lista de tareas para los repositorios.</text:p>
          </table:table-cell>
          <table:table-cell office:value-type="string">
            <text:p>Solo se podra crear en los repositorios creados por el mismo usuario.</text:p>
          </table:table-cell>
          <table:table-cell table:number-columns-repeated="2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Mostrar listado de tareas correspondientes a cada repositorio.</text:p>
          </table:table-cell>
          <table:table-cell office:value-type="string">
            <text:p>El listado solo es visible para su creador.</text:p>
          </table:table-cell>
          <table:table-cell office:value-type="string">
            <text:p>Listado simple.</text:p>
          </table:table-cell>
          <table:table-cell/>
        </table:table-row>
        <table:table-row table:style-name="ro4">
          <table:table-cell table:formula="of:=[.A13]+1" office:value-type="float" office:value="13">
            <text:p>13</text:p>
          </table:table-cell>
          <table:table-cell office:value-type="string">
            <text:p>Funcionalidad de asignación de tareas a miembros en determinados repositorios, eliminación, por parte del creador del repositorio.</text:p>
          </table:table-cell>
          <table:table-cell/>
          <table:table-cell office:value-type="string">
            <text:p>Solo los dueños de los repositorios pueden efectuar estas operaciones.</text:p>
          </table:table-cell>
          <table:table-cell/>
        </table:table-row>
        <table:table-row table:style-name="ro3">
          <table:table-cell table:formula="of:=[.A14]+1" office:value-type="float" office:value="14">
            <text:p>14</text:p>
          </table:table-cell>
          <table:table-cell office:value-type="string">
            <text:p>El sistema Web, puede mostrar reporte de tareas asignadas a cada usuario y cada uno es encargado de seleccionar como tarea cumplida o no.</text:p>
          </table:table-cell>
          <table:table-cell/>
          <table:table-cell office:value-type="string">
            <text:p>En forma de tabla.</text:p>
          </table:table-cell>
          <table:table-cell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string">
            <text:p>Asistente de configuración, lado cliente para comunicación del repositorio local al sistema Web.</text:p>
          </table:table-cell>
          <table:table-cell/>
          <table:table-cell office:value-type="string">
            <text:p>Mediante consola.</text:p>
          </table:table-cell>
          <table:table-cell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Funcionalidad de busque de usuarios en el microblog global.</text:p>
          </table:table-cell>
          <table:table-cell table:number-columns-repeated="3"/>
        </table:table-row>
        <table:table-row table:style-name="ro4">
          <table:table-cell table:formula="of:=[.A17]+1" office:value-type="float" office:value="17">
            <text:p>17</text:p>
          </table:table-cell>
          <table:table-cell office:value-type="string">
            <text:p>Creación de API para el sistema web, para la publicación de mensajes, envío de información de mensajes de el microblog global, envío de información de tareas asignadas a los usuarios en un repositorio determinado, .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Funcionalidad de perfil para cada usuario registrado.</text:p>
          </table:table-cell>
          <table:table-cell table:number-columns-repeated="3"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string">
            <text:p>Formulario de registro de Repositorio.</text:p>
          </table:table-cell>
          <table:table-cell table:number-columns-repeated="3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string">
            <text:p>Funcionalidad de gestión de miembros pertenecientes a cada repositorio, admisión.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string">
            <text:p>Microblog de anuncios de commits para repositorios.</text:p>
          </table:table-cell>
          <table:table-cell table:number-columns-repeated="3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string">
            <text:p>Funcionalidad de paginación en los microblog tanto global como en el de repositorios.</text:p>
          </table:table-cell>
          <table:table-cell table:number-columns-repeated="3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string">
            <text:p>Internacionalización del sistema web en idioma ingles y español.</text:p>
          </table:table-cell>
          <table:table-cell table:number-columns-repeated="3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string">
            <text:p>Funcionalidad de cambio de contraseña para los usuarios registrados en el sistema Web.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string">
            <text:p>Funcionalidad de búsqueda de repositorios.</text:p>
          </table:table-cell>
          <table:table-cell table:number-columns-repeated="3"/>
        </table:table-row>
        <table:table-row table:style-name="ro3">
          <table:table-cell table:formula="of:=[.A26]+1" office:value-type="float" office:value="26">
            <text:p>26</text:p>
          </table:table-cell>
          <table:table-cell office:value-type="string">
            <text:p>Listar los repositorios, organizando mis repositorios, otros repositorios donde participo y repositorios en lista de espera.</text:p>
          </table:table-cell>
          <table:table-cell/>
          <table:table-cell office:value-type="string">
            <text:p>Solo los dueños de repositorios pueden adicionar miembros.</text:p>
          </table:table-cell>
          <table:table-cell/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string">
            <text:p>Mostrar información de repositorios.</text:p>
          </table:table-cell>
          <table:table-cell/>
          <table:table-cell office:value-type="string">
            <text:p>Informacion basica de repositorio.</text:p>
          </table:table-cell>
          <table:table-cell/>
        </table:table-row>
        <table:table-row table:style-name="ro3">
          <table:table-cell table:formula="of:=[.A28]+1" office:value-type="float" office:value="28">
            <text:p>28</text:p>
          </table:table-cell>
          <table:table-cell office:value-type="string">
            <text:p>Distincion de anuncios relacionados a los repositorios mediante codigo de colores.</text:p>
          </table:table-cell>
          <table:table-cell office:value-type="string">
            <text:p>Los anuncios se deberan distinguir unos a otros.</text:p>
          </table:table-cell>
          <table:table-cell office:value-type="string">
            <text:p>tres categorias: publicaciones</text:p>
          </table:table-cell>
          <table:table-cell/>
        </table:table-row>
        <table:table-row table:style-name="ro3">
          <table:table-cell table:formula="of:=[.A29]+1" office:value-type="float" office:value="29">
            <text:p>29</text:p>
          </table:table-cell>
          <table:table-cell office:value-type="string">
            <text:p>Funcionalidad de edición de información de repositorios, solo los dueños pueden modificar a la ves dar de baja.</text:p>
          </table:table-cell>
          <table:table-cell table:style-name="ce6"/>
          <table:table-cell table:style-name="ce5" office:value-type="string">
            <text:p>No se debería hacer cambio de nombre a uno ya existente.</text:p>
          </table:table-cell>
          <table:table-cell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B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17-03-2010</text:date>, <text:time>11:3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7T00:26:36</meta:creation-date>
    <dc:date>2010-03-17T11:37:33</dc:date>
    <meta:editing-duration>PT03H42M07S</meta:editing-duration>
    <meta:editing-cycles>3</meta:editing-cycles>
    <meta:generator>OpenOffice.org/3.0$Linux OpenOffice.org_project/300m15$Build-9379</meta:generator>
    <meta:document-statistic meta:table-count="3" meta:cell-count="86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